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5.72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59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843cm"/>
    </style:style>
    <style:style style:name="gr4" style:family="graphic" style:parent-style-name="standard">
      <style:graphic-properties draw:textarea-horizontal-align="justify" draw:textarea-vertical-align="middle" draw:auto-grow-height="false" fo:min-height="0.1cm" fo:min-width="0.81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9.68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87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3.03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6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5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472cm" fo:min-width="0.4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5" style:family="graphic" style:parent-style-name="standard">
      <style:graphic-properties draw:textarea-horizontal-align="justify" draw:textarea-vertical-align="middle" draw:auto-grow-height="false" fo:min-height="0.517cm" fo:min-width="0.2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006cm" fo:min-width="4.356cm"/>
    </style:style>
    <style:style style:name="gr17" style:family="graphic" style:parent-style-name="standard">
      <style:graphic-properties draw:textarea-horizontal-align="justify" draw:textarea-vertical-align="middle" draw:auto-grow-height="false" fo:min-height="0.05cm" fo:min-width="13.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4.372cm" fo:min-width="5.9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9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4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3.782cm" fo:min-width="5.724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871cm" fo:min-width="2.965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1.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1.043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2.811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4.083cm"/>
    </style:style>
    <style:style style:name="gr3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4.25cm" fo:min-width="7cm"/>
    </style:style>
    <style:style style:name="gr3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7cm"/>
    </style:style>
    <style:style style:name="gr3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2.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ce181e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fo:font-size="14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0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  <style:text-properties fo:font-size="14pt"/>
    </style:style>
    <style:style style:name="P14" style:family="paragraph">
      <loext:graphic-properties draw:fill="solid" draw:fill-color="#dddddd"/>
      <style:paragraph-properties fo:text-align="start"/>
      <style:text-properties fo:font-size="14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="solid" draw:fill-color="#eeeeee"/>
      <style:paragraph-properties fo:text-align="center"/>
      <style:text-properties fo:font-size="14pt"/>
    </style:style>
    <style:style style:name="T1" style:family="text">
      <style:text-properties fo:font-size="18pt"/>
    </style:style>
    <style:style style:name="T2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e181e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/>
    </style:style>
    <style:style style:name="T8" style:family="text">
      <style:text-properties fo:color="#5e8ac7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cm" svg:height="6.7cm" svg:x="4.8cm" svg:y="1.6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2cm" svg:height="4.4cm" svg:x="5.6cm" svg:y="3.3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6.201cm" svg:y="5cm">
          <text:p text:style-name="P1">s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8.301cm" svg:y="5.001cm">
          <text:p text:style-name="P1">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10.4cm" svg:y="5.002cm">
          <text:p text:style-name="P1">tu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0.7cm" svg:x="6cm" svg:y="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5" draw:text-style-name="P2" draw:layer="layout" svg:width="14.399cm" svg:height="6.7cm" svg:x="1.601cm" svg:y="1.601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7.599cm" svg:height="4.4cm" svg:x="2.201cm" svg:y="2.901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2.801cm" svg:y="4.8cm">
          <text:p text:style-name="P1"><text:span text:style-name="T1">st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4.902cm" svg:y="4.802cm">
          <text:p text:style-name="P1"><text:span text:style-name="T1">lis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7.001cm" svg:y="4.803cm">
          <text:p text:style-name="P1"><text:span text:style-name="T1">tu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cm" svg:height="4.4cm" svg:x="10.2cm" svg:y="2.902cm">
          <text:p text:style-name="P1">Mapping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66cm" svg:height="1.7cm" svg:x="11.918cm" svg:y="4.802cm">
          <text:p text:style-name="P1"><text:span text:style-name="T1">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575cm" svg:height="0.806cm" svg:x="4cm" svg:y="3.938cm">
          <draw:text-box>
            <text:p><text:span text:style-name="T2">[0], [1], [2], ...</text:span></text:p>
          </draw:text-box>
        </draw:frame>
        <draw:frame draw:style-name="gr10" draw:text-style-name="P4" draw:layer="layout" svg:width="3.995cm" svg:height="0.806cm" svg:x="10.8cm" svg:y="3.938cm">
          <draw:text-box>
            <text:p><text:span text:style-name="T2">[‘title’], [5,4], ...</text:span></text:p>
          </draw:text-box>
        </draw:frame>
        <draw:custom-shape draw:style-name="gr4" draw:text-style-name="P1" draw:layer="layout" svg:width="1.5cm" svg:height="0.7cm" svg:x="10.6cm" svg:y="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ellipse draw:style-name="gr11" draw:text-style-name="P1" draw:layer="layout" svg:width="5.3cm" svg:height="7cm" draw:transform="rotate (-3.14159265358979) translate (11.6cm 8cm)" draw:kind="arc" draw:start-angle="180" draw:end-angle="0">
          <text:p/>
        </draw:ellipse>
        <draw:line draw:style-name="gr12" draw:text-style-name="P5" draw:layer="layout" svg:x1="6.3cm" svg:y1="9cm" svg:x2="6.3cm" svg:y2="4.5cm">
          <text:p/>
        </draw:line>
        <draw:line draw:style-name="gr12" draw:text-style-name="P5" draw:layer="layout" svg:x1="11.6cm" svg:y1="9cm" svg:x2="11.6cm" svg:y2="4.5cm">
          <text:p/>
        </draw:line>
        <draw:custom-shape draw:style-name="gr13" draw:text-style-name="P1" draw:layer="layout" svg:width="1cm" svg:height="0.8cm" svg:x="6.5cm" svg:y="6.8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1cm" svg:y="6.801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2cm" svg:y="6.80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3cm" svg:y="6.803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7.9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7.9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7.9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7.9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4.6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4.6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4.6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4.6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2cm" svg:y="5.70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3cm" svg:y="5.703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4cm" svg:y="5.704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5cm" svg:y="5.7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0.853cm" svg:height="0.962cm" svg:x="4.747cm" svg:y="4.538cm">
          <draw:text-box>
            <text:p>1</text:p>
          </draw:text-box>
        </draw:frame>
        <draw:frame draw:style-name="gr14" draw:text-style-name="P6" draw:layer="layout" svg:width="0.853cm" svg:height="0.962cm" svg:x="4.748cm" svg:y="5.638cm">
          <draw:text-box>
            <text:p>2</text:p>
          </draw:text-box>
        </draw:frame>
        <draw:frame draw:style-name="gr14" draw:text-style-name="P6" draw:layer="layout" svg:width="0.853cm" svg:height="0.962cm" svg:x="4.749cm" svg:y="6.738cm">
          <draw:text-box>
            <text:p>3</text:p>
          </draw:text-box>
        </draw:frame>
        <draw:frame draw:style-name="gr14" draw:text-style-name="P6" draw:layer="layout" svg:width="0.853cm" svg:height="0.962cm" svg:x="4.75cm" svg:y="7.838cm">
          <draw:text-box>
            <text:p>4</text:p>
          </draw:text-box>
        </draw:frame>
      </draw:page>
      <draw:page draw:name="page4" draw:style-name="dp1" draw:master-page-name="Default">
        <draw:custom-shape draw:style-name="gr15" draw:text-style-name="P1" draw:layer="layout" svg:width="1.5cm" svg:height="2.3cm" svg:x="7.8cm" svg:y="5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5.1cm" svg:height="2.5cm" draw:transform="rotate (-0.261799387799149) translate (2.347cm 1.316cm)">
          <text:p text:style-name="P1">False <text:s/>None <text:s/>‘’</text:p>
          <text:p text:style-name="P1">[ ] <text:s/>{ } <text:s/>set() <text:s/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2cm" svg:height="0.3cm" draw:transform="rotate (-0.261799387799149) translate (1.781cm 3.767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938cm" svg:height="5.122cm" draw:transform="skewX (-5.23972968317326E-017) rotate (-0.261799387799149) translate (10.499cm 0.805cm)">
          <text:p text:style-name="P1">Everything* e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4.659cm" svg:height="0.962cm" svg:x="1.8cm" svg:y="7.7cm">
          <draw:text-box>
            <text:p><text:span text:style-name="T3">“</text:span><text:span text:style-name="T3">False” objects</text:span></text:p>
          </draw:text-box>
        </draw:frame>
        <draw:frame draw:style-name="gr20" draw:text-style-name="P7" draw:layer="layout" svg:width="4.389cm" svg:height="0.962cm" svg:x="10.601cm" svg:y="7.7cm">
          <draw:text-box>
            <text:p><text:span text:style-name="T3">“</text:span><text:span text:style-name="T3">True” objects</text:span></text:p>
          </draw:text-box>
        </draw:frame>
      </draw:page>
      <draw:page draw:name="page5" draw:style-name="dp1" draw:master-page-name="Default">
        <draw:custom-shape draw:style-name="gr21" draw:text-style-name="P8" xml:id="id1" draw:id="id1" draw:layer="layout" svg:width="3.2cm" svg:height="3.2cm" svg:x="1.4cm" svg:y="1.8cm">
          <text:p text:style-name="P1"><text:span text:style-name="T4">Plain</text:span></text:p>
          <text:p text:style-name="P1"><text:span text:style-name="T4">Python too</text:span></text:p>
          <text:p text:style-name="P1"><text:span text:style-name="T4">slow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9" xml:id="id2" draw:id="id2" draw:layer="layout" svg:width="2.8cm" svg:height="1.7cm" svg:x="1.6cm" svg:y="6.4cm">
          <text:p text:style-name="P1"><text:span text:style-name="T5">Use plain</text:span></text:p>
          <text:p text:style-name="P1"><text:span text:style-name="T5">Pyth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0" draw:layer="layout" svg:x1="3cm" svg:y1="5cm" svg:x2="3cm" svg:y2="6.4cm" draw:start-shape="id1" draw:start-glue-point="6" draw:end-shape="id2" draw:end-glue-point="4" svg:d="M3000 5000v1400" svg:viewBox="0 0 1 1401">
          <text:p text:style-name="P1"><text:span text:style-name="T6"><text:s text:c="6"/></text:span><text:span text:style-name="T6">no</text:span></text:p>
        </draw:connector>
        <draw:custom-shape draw:style-name="gr21" draw:text-style-name="P8" xml:id="id3" draw:id="id3" draw:layer="layout" svg:width="3.2cm" svg:height="3.2cm" svg:x="5.701cm" svg:y="1.801cm">
          <text:p text:style-name="P1"><text:span text:style-name="T4">Data in</text:span></text:p>
          <text:p text:style-name="P1"><text:span text:style-name="T4">memor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5" draw:layer="layout" svg:x1="4.6cm" svg:y1="3.4cm" svg:x2="5.701cm" svg:y2="3.401cm" draw:start-shape="id1" draw:start-glue-point="7" draw:end-shape="id3" draw:end-glue-point="5" svg:d="M4600 3400h551v1h550" svg:viewBox="0 0 1102 2">
          <text:p text:style-name="P1"/>
          <text:p text:style-name="P1"><text:span text:style-name="T6">yes</text:span></text:p>
        </draw:connector>
        <draw:custom-shape draw:style-name="gr22" draw:text-style-name="P9" xml:id="id4" draw:id="id4" draw:layer="layout" svg:width="2.8cm" svg:height="1.7cm" svg:x="5.901cm" svg:y="6.401cm">
          <text:p text:style-name="P1"><text:span text:style-name="T5">Use DB /</text:span></text:p>
          <text:p text:style-name="P1"><text:span text:style-name="T5">data 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1" draw:layer="layout" svg:x1="7.301cm" svg:y1="5.001cm" svg:x2="7.301cm" svg:y2="6.401cm" draw:start-shape="id3" draw:start-glue-point="6" draw:end-shape="id4" draw:end-glue-point="4" svg:d="M7301 5001v1400" svg:viewBox="0 0 1 1401">
          <text:p text:style-name="P1"><text:span text:style-name="T7"><text:s text:c="6"/></text:span><text:span text:style-name="T7">no</text:span></text:p>
        </draw:connector>
        <draw:custom-shape draw:style-name="gr21" draw:text-style-name="P8" xml:id="id5" draw:id="id5" draw:layer="layout" svg:width="3.2cm" svg:height="3.2cm" svg:x="10.002cm" svg:y="1.802cm">
          <text:p text:style-name="P1"><text:span text:style-name="T4">Data</text:span></text:p>
          <text:p text:style-name="P1"><text:span text:style-name="T4">sha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5" draw:layer="layout" svg:x1="8.901cm" svg:y1="3.401cm" svg:x2="10.002cm" svg:y2="3.402cm" draw:start-shape="id3" draw:start-glue-point="7" draw:end-shape="id5" draw:end-glue-point="5" svg:d="M8901 3401h551v1h550" svg:viewBox="0 0 1102 2">
          <text:p text:style-name="P1"/>
          <text:p text:style-name="P1"><text:span text:style-name="T6">yes</text:span></text:p>
        </draw:connector>
        <draw:custom-shape draw:style-name="gr21" draw:text-style-name="P8" draw:layer="layout" svg:width="3.2cm" svg:height="3.2cm" svg:x="1.401cm" svg:y="1.801cm">
          <text:p text:style-name="P1"><text:span text:style-name="T4">Data</text:span></text:p>
          <text:p text:style-name="P1"><text:span text:style-name="T4">processing</text:span></text:p>
          <text:p text:style-name="P1"><text:span text:style-name="T4">slow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9" xml:id="id6" draw:id="id6" draw:layer="layout" svg:width="2.8cm" svg:height="1.7cm" svg:x="10.202cm" svg:y="6.402cm">
          <text:p text:style-name="P1"><text:span text:style-name="T5">Use</text:span></text:p>
          <text:p text:style-name="P1"><text:span text:style-name="T5">num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0" draw:layer="layout" svg:x1="11.602cm" svg:y1="5.002cm" svg:x2="11.602cm" svg:y2="6.402cm" draw:start-shape="id5" draw:start-glue-point="6" draw:end-shape="id6" draw:end-glue-point="4" svg:d="M11602 5002v1400" svg:viewBox="0 0 1 1401">
          <text:p text:style-name="P1"><text:span text:style-name="T6"><text:s text:c="12"/></text:span><text:span text:style-name="T6">matrix</text:span></text:p>
        </draw:connector>
        <draw:custom-shape draw:style-name="gr22" draw:text-style-name="P9" xml:id="id7" draw:id="id7" draw:layer="layout" svg:width="2.8cm" svg:height="1.7cm" svg:x="13.803cm" svg:y="4.803cm">
          <text:p text:style-name="P1"><text:span text:style-name="T5">Use</text:span></text:p>
          <text:p text:style-name="P1"><text:span text:style-name="T5">pand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0" draw:layer="layout" svg:x1="13.202cm" svg:y1="3.402cm" svg:x2="15.203cm" svg:y2="4.803cm" draw:start-shape="id5" draw:start-glue-point="7" draw:end-shape="id7" svg:d="M13202 3402h2001v1401" svg:viewBox="0 0 2002 1402">
          <text:p text:style-name="P1"><text:span text:style-name="T6">records</text:span></text:p>
          <text:p text:style-name="P1"><text:span text:style-name="T6"/></text:p>
          <text:p text:style-name="P1"><text:span text:style-name="T6"/></text:p>
        </draw:connector>
      </draw:page>
      <draw:page draw:name="page6" draw:style-name="dp1" draw:master-page-name="Default">
        <draw:custom-shape draw:style-name="gr24" draw:text-style-name="P2" xml:id="id8" draw:id="id8" draw:layer="layout" svg:width="8.8cm" svg:height="5.7cm" svg:x="4.301cm" svg:y="1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9" draw:id="id9" draw:layer="layout" svg:width="4.899cm" svg:height="2.999cm" svg:x="6.001cm" svg:y="3.2cm">
          <text:p text:style-name="P1">Iterator</text:p>
          <text:p text:style-name="P1"/>
          <text:p text:style-name="P1"><text:span text:style-name="T8">[state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line-skew="-1.4cm" svg:x1="4.301cm" svg:y1="3.85cm" svg:x2="6.001cm" svg:y2="4.7cm" draw:start-shape="id8" draw:start-glue-point="6" draw:end-shape="id9" draw:end-glue-point="6" svg:d="M4301 3850h-1901v850h3601" svg:viewBox="0 0 3602 851">
          <text:p text:style-name="P1"><text:span text:style-name="T9">iter(x) <text:s text:c="13"/></text:span></text:p>
        </draw:connector>
        <draw:connector draw:style-name="gr23" draw:text-style-name="P12" draw:layer="layout" draw:line-skew="0cm 0.799cm" svg:x1="8.451cm" svg:y1="3.2cm" svg:x2="10.9cm" svg:y2="4.7cm" draw:start-shape="id9" draw:start-glue-point="4" draw:end-shape="id9" draw:end-glue-point="10" svg:d="M8451 3200v-502h3749v2002h-1300" svg:viewBox="0 0 3750 2003">
          <text:p text:style-name="P1"><text:span text:style-name="T9"><text:s text:c="18"/></text:span><text:span text:style-name="T9">iter(x)</text:span></text:p>
        </draw:connector>
        <draw:custom-shape draw:style-name="gr26" draw:text-style-name="P2" xml:id="id10" draw:id="id10" draw:layer="layout" svg:width="2.6cm" svg:height="1.1cm" svg:x="13.6cm" svg:y="7cm"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svg:x1="8.451cm" svg:y1="6.199cm" svg:x2="13.6cm" svg:y2="7.55cm" draw:start-shape="id9" draw:start-glue-point="8" draw:end-shape="id10" draw:end-glue-point="6" svg:d="M8451 6199v1351h5149" svg:viewBox="0 0 5150 1352">
          <text:p text:style-name="P1"><text:span text:style-name="T9"><text:s text:c="13"/></text:span><text:span text:style-name="T9">next(x)</text:span></text:p>
        </draw:connector>
        <draw:frame draw:style-name="gr27" draw:text-style-name="P7" xml:id="id11" draw:id="id11" draw:layer="layout" svg:width="4.096cm" svg:height="0.962cm" svg:x="12.4cm" svg:y="8cm">
          <draw:text-box>
            <text:p><text:span text:style-name="T3">StopIteration</text:span></text:p>
          </draw:text-box>
        </draw:frame>
        <draw:connector draw:style-name="gr28" draw:text-style-name="P5" draw:layer="layout" svg:x1="8.451cm" svg:y1="6.199cm" svg:x2="12.4cm" svg:y2="8.481cm" draw:start-shape="id9" draw:start-glue-point="8" draw:end-shape="id11" draw:end-glue-point="3" svg:d="M8451 6199v2282h3949" svg:viewBox="0 0 3950 2283">
          <text:p/>
        </draw:connector>
      </draw:page>
      <draw:page draw:name="page7" draw:style-name="dp1" draw:master-page-name="Default">
        <draw:custom-shape draw:style-name="gr29" draw:text-style-name="P3" xml:id="id13" draw:id="id13" draw:layer="layout" svg:width="2.181cm" svg:height="1.7cm" svg:x="7.7cm" svg:y="1cm">
          <text:p text:style-name="P1"><text:span text:style-name="T1">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2" draw:id="id12" draw:layer="layout" svg:width="4.681cm" svg:height="1.7cm" svg:x="2.7cm" svg:y="4.2cm">
          <text:p text:style-name="P1"><text:span text:style-name="T1">Audit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4" draw:id="id14" draw:layer="layout" svg:width="4.681cm" svg:height="1.7cm" svg:x="10.1cm" svg:y="4.2cm">
          <text:p text:style-name="P1"><text:span text:style-name="T1">Config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svg:x1="5.041cm" svg:y1="4.2cm" svg:x2="8.791cm" svg:y2="2.7cm" draw:start-shape="id12" draw:start-glue-point="4" draw:end-shape="id13" draw:end-glue-point="8" svg:d="M5041 4200v-749h3750v-751" svg:viewBox="0 0 3751 1501">
          <text:p/>
        </draw:connector>
        <draw:connector draw:style-name="gr28" draw:text-style-name="P5" draw:layer="layout" svg:x1="12.441cm" svg:y1="4.2cm" svg:x2="8.79cm" svg:y2="2.7cm" draw:start-shape="id14" draw:start-glue-point="4" draw:end-shape="id13" svg:d="M12441 4200v-749h-3651v-751" svg:viewBox="0 0 3652 1501">
          <text:p/>
        </draw:connector>
        <draw:custom-shape draw:style-name="gr31" draw:text-style-name="P3" xml:id="id15" draw:id="id15" draw:layer="layout" svg:width="6.481cm" svg:height="1.7cm" svg:x="5.6cm" svg:y="7.3cm">
          <text:p text:style-name="P1"><text:span text:style-name="T1">ProjectSet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svg:x1="8.841cm" svg:y1="7.3cm" svg:x2="5.04cm" svg:y2="5.9cm" draw:start-shape="id15" draw:start-glue-point="4" draw:end-shape="id12" svg:d="M8841 7300v-699h-3801v-701" svg:viewBox="0 0 3802 1401">
          <text:p/>
        </draw:connector>
        <draw:connector draw:style-name="gr28" draw:text-style-name="P5" draw:layer="layout" svg:x1="8.841cm" svg:y1="7.3cm" svg:x2="12.441cm" svg:y2="5.9cm" draw:start-shape="id15" draw:start-glue-point="4" draw:end-shape="id14" draw:end-glue-point="8" svg:d="M8841 7300v-699h3600v-701" svg:viewBox="0 0 3601 1401">
          <text:p/>
        </draw:connector>
      </draw:page>
      <draw:page draw:name="page8" draw:style-name="dp1" draw:master-page-name="Default">
        <draw:custom-shape draw:style-name="gr32" draw:text-style-name="P14" draw:layer="layout" svg:width="7.5cm" svg:height="4.5cm" svg:x="1cm" svg:y="3.2cm">
          <text:p text:style-name="P13">Something bad happened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.5cm" svg:height="1cm" svg:x="1cm" svg:y="3.2cm">
          <text:p text:style-name="P15">Alert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3.4cm" svg:height="1cm" svg:x="4.9cm" svg:y="6.5cm">
          <text:p text:style-name="P15">Okay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7.5cm" svg:height="4.5cm" svg:x="9.5cm" svg:y="3.2cm">
          <text:p text:style-name="P13">Vent radioactive gas?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.5cm" svg:height="1cm" svg:x="9.5cm" svg:y="3.2cm">
          <text:p text:style-name="P15">Danger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3.4cm" svg:height="1cm" svg:x="13.4cm" svg:y="6.5cm">
          <text:p text:style-name="P15">Yes I’m sure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3.4cm" svg:height="1cm" svg:x="9.7cm" svg:y="6.5cm">
          <text:p text:style-name="P15">Cancel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4.164cm" svg:height="1.562cm" svg:x="2.736cm" svg:y="1.4cm">
          <draw:text-box>
            <text:p>MessageBox</text:p>
          </draw:text-box>
        </draw:frame>
        <draw:frame draw:style-name="gr35" draw:text-style-name="P6" draw:layer="layout" svg:width="4.164cm" svg:height="1.562cm" svg:x="11.136cm" svg:y="1.4cm">
          <draw:text-box>
            <text:p>ConfirmBo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49:46.237399927</meta:creation-date>
    <dc:date>2019-09-26T17:48:06.110697991</dc:date>
    <meta:editing-duration>PT7H16M58S</meta:editing-duration>
    <meta:editing-cycles>15</meta:editing-cycles>
    <meta:generator>LibreOffice/6.0.7.3$Linux_X86_64 LibreOffice_project/00m0$Build-3</meta:generator>
    <meta:document-statistic meta:object-count="84"/>
  </office:meta>
</office:document-meta>
</file>